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2340"/>
    </style:style>
    <style:style style:name="P2" style:family="paragraph" style:parent-style-name="Standard">
      <style:text-properties fo:language="pl" fo:country="PL" officeooo:paragraph-rsid="00102340"/>
    </style:style>
    <style:style style:name="P3" style:family="paragraph" style:parent-style-name="Standard">
      <style:paragraph-properties fo:text-align="center" style:justify-single-word="false"/>
      <style:text-properties fo:color="#000000" fo:language="pl" fo:country="PL" officeooo:paragraph-rsid="00102340" style:font-name-complex="Times New Roman"/>
    </style:style>
    <style:style style:name="P4" style:family="paragraph" style:parent-style-name="Standard">
      <style:text-properties fo:color="#000000" fo:language="pl" fo:country="PL" officeooo:paragraph-rsid="00102340" style:font-name-complex="Times New Roman"/>
    </style:style>
    <style:style style:name="P5" style:family="paragraph" style:parent-style-name="Standard">
      <style:text-properties officeooo:paragraph-rsid="00102340"/>
    </style:style>
    <style:style style:name="P6" style:family="paragraph" style:parent-style-name="Standard" style:list-style-name="L1">
      <style:text-properties officeooo:paragraph-rsid="00102340"/>
    </style:style>
    <style:style style:name="P7" style:family="paragraph" style:parent-style-name="Standard" style:list-style-name="L1">
      <style:text-properties fo:language="pl" fo:country="PL" officeooo:paragraph-rsid="00102340"/>
    </style:style>
    <style:style style:name="P8" style:family="paragraph" style:parent-style-name="Standard" style:list-style-name="L2">
      <style:text-properties fo:language="pl" fo:country="PL" officeooo:paragraph-rsid="00102340"/>
    </style:style>
    <style:style style:name="P9" style:family="paragraph" style:parent-style-name="Standard" style:list-style-name="L4">
      <style:text-properties fo:language="pl" fo:country="PL" officeooo:paragraph-rsid="00102340"/>
    </style:style>
    <style:style style:name="P10" style:family="paragraph" style:parent-style-name="Standard" style:list-style-name="L2">
      <style:text-properties officeooo:paragraph-rsid="00102340"/>
    </style:style>
    <style:style style:name="P11" style:family="paragraph" style:parent-style-name="Standard" style:list-style-name="L3">
      <style:text-properties officeooo:paragraph-rsid="00102340"/>
    </style:style>
    <style:style style:name="P12" style:family="paragraph" style:parent-style-name="Standard" style:list-style-name="L4">
      <style:text-properties officeooo:paragraph-rsid="00102340"/>
    </style:style>
    <style:style style:name="P13" style:family="paragraph" style:parent-style-name="Standard" style:list-style-name="L4">
      <style:text-properties fo:color="#000000" fo:language="pl" fo:country="PL" officeooo:paragraph-rsid="00102340" style:font-name-complex="Times New Roman"/>
    </style:style>
    <style:style style:name="P14" style:family="paragraph" style:parent-style-name="Standard" style:list-style-name="L5">
      <style:text-properties officeooo:paragraph-rsid="00102340"/>
    </style:style>
    <style:style style:name="P15" style:family="paragraph" style:parent-style-name="Standard" style:list-style-name="L6">
      <style:text-properties officeooo:paragraph-rsid="00102340"/>
    </style:style>
    <style:style style:name="T1" style:family="text">
      <style:text-properties fo:language="pl" fo:country="PL"/>
    </style:style>
    <style:style style:name="T2" style:family="text">
      <style:text-properties fo:color="#000000" fo:language="pl" fo:country="PL" style:font-name-complex="Times New Roman"/>
    </style:style>
    <style:style style:name="T3" style:family="text">
      <style:text-properties officeooo:rsid="00100e1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831cm" fo:margin-left="1.8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831cm" fo:margin-left="1.8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831cm" fo:margin-left="1.8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741cm" fo:margin-left="1.7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§ I. POSTANOWIENIA OGÓLNE</text:p>
      <text:p text:style-name="P5"/>
      <text:list xml:id="list6411448707214150271" text:style-name="L1">
        <text:list-item>
          <text:p text:style-name="P7">Stowarzyszenie nosi nazwę: „Hackers<text:span text:style-name="T3">p</text:span>ace Wrocław”, w skrócie „HS:WRO”, w języku angielskim „Hackerspace Wroclaw”. W dalszej części statutu jest nazywane „Stowarzyszeniem”. </text:p>
        </text:list-item>
        <text:list-item>
          <text:p text:style-name="P7">Stowarzyszenie jest zawiązane na czas nieograniczony. Posiada osobowość prawną. <text:s/>Działa na podstawie przepisów ustawy z dnia 7 kwietnia 1989 r. Prawo o <text:s/>Stowarzyszeniach oraz niniejszego statutu. </text:p>
        </text:list-item>
        <text:list-item>
          <text:p text:style-name="P7">Terenem działania Stowarzyszenia jest Rzeczpospolita Polska, a siedzibą miasto Wrocław. </text:p>
        </text:list-item>
        <text:list-item>
          <text:p text:style-name="P7">Dla realizacji celów statutowych stowarzyszenie może działać na terenie innych państw z poszanowaniem tamtejszego prawa. </text:p>
        </text:list-item>
        <text:list-item>
          <text:p text:style-name="P6">Stowarzyszenie może być członkiem innych krajowych i międzynarodowych organizacji o <text:s/>podobnych celach. </text:p>
        </text:list-item>
        <text:list-item>
          <text:p text:style-name="P6">Działalność Stowarzyszenia oparta jest przede wszystkim na pracy społecznej członków. Do prowadzenia swych spraw stowarzyszenie może zatrudniać pracowników. </text:p>
        </text:list-item>
        <text:list-item>
          <text:p text:style-name="P7">Członkami Stowarzyszenia mogą być cudzoziemcy, włącznie z osobami nie mającymi miejsca zamieszkania na terytorium Rzeczypospolitej Polskiej.</text:p>
        </text:list-item>
      </text:list>
      <text:p text:style-name="P2"/>
      <text:p text:style-name="P1">§ II. CELE I ŚRODKI DZIAŁANIA</text:p>
      <text:p text:style-name="P5"/>
      <text:list xml:id="list3097892158965167389" text:style-name="L2">
        <text:list-item>
          <text:p text:style-name="P10">Celem Stowarzyszenia jest upowszechnianie wiedzy, wspieranie innowacyjności oraz rozwój interdyscyplinarnych badań, prac naukowo-badawczych, działań kulturalnych oraz artystycznych.</text:p>
        </text:list-item>
        <text:list-item>
          <text:p text:style-name="P10">Stowarzyszenie swe cele realizuje poprzez: </text:p>
          <text:list>
            <text:list-item>
              <text:p text:style-name="P10">tworzenie i utrzymywanie infrastruktury stymulującej rozwój projektów i użyczanie potrzebnych narzędzi</text:p>
            </text:list-item>
            <text:list-item>
              <text:p text:style-name="P10">realizację i wspieranie projektów naukowych</text:p>
            </text:list-item>
            <text:list-item>
              <text:p text:style-name="P10">działalność edukacyjną, w szczególności prowadzenie spotkań, konferencji, seminariów, wykładów i szkoleń </text:p>
            </text:list-item>
            <text:list-item>
              <text:p text:style-name="P10">organizowanie konkursów i imprez promocyjnych oraz działalność kulturalną, w szczególności organizowanie wystaw, prezentacji, projekcji, happeningów oraz udział w wydarzeniach promujących naukę, edukację, sztukę etc.</text:p>
            </text:list-item>
            <text:list-item>
              <text:p text:style-name="P10">działalność publicystyczną i wydawniczą</text:p>
            </text:list-item>
            <text:list-item>
              <text:p text:style-name="P10">integrację środowiska akademickiego, naukowego, przemysłowego i artystycznego</text:p>
            </text:list-item>
            <text:list-item>
              <text:p text:style-name="P8">współpracę z krajowymi i zagranicznymi organizacjami o podobnych celach</text:p>
            </text:list-item>
          </text:list>
        </text:list-item>
      </text:list>
      <text:p text:style-name="P2"/>
      <text:p text:style-name="P1">§ III. CZŁONKOWIE</text:p>
      <text:p text:style-name="P5"/>
      <text:list xml:id="list7312097681920623434" text:style-name="L3">
        <text:list-item>
          <text:p text:style-name="P11">Członkami Stowarzyszenia mogą być osoby fizyczne i prawne.</text:p>
        </text:list-item>
        <text:list-item>
          <text:p text:style-name="P11">Stowarzyszenie posiada członków:</text:p>
          <text:list>
            <text:list-item>
              <text:p text:style-name="P11">zwyczajnych</text:p>
            </text:list-item>
            <text:list-item>
              <text:p text:style-name="P11">wspierających.</text:p>
            </text:list-item>
            <text:list-item>
              <text:p text:style-name="P11">honorowych</text:p>
            </text:list-item>
          </text:list>
        </text:list-item>
        <text:list-item>
          <text:p text:style-name="P11">Członkiem Zwyczajnym Stowarzyszenia może być każda osoba fizyczna, która spełni wszystkie poniższe warunki:</text:p>
          <text:list>
            <text:list-item>
              <text:p text:style-name="P11">złoży deklarację członkowską na piśmie</text:p>
            </text:list-item>
            <text:list-item>
              <text:p text:style-name="P11">przedstawi pozytywną opinię co najmniej jednego członka zwyczajnego Stowarzyszenia.</text:p>
            </text:list-item>
          </text:list>
        </text:list-item>
        <text:list-item>
          <text:p text:style-name="P11">Osoba fizyczna staje się członkiem zwyczajnym stowarzyszenia po zaakceptowaniu pisemnej deklaracji członkowskiej uchwałą Zarządu Stowarzyszenia.</text:p>
        </text:list-item>
        <text:list-item>
          <text:p text:style-name="P11">Członkiem Wspierającym Stowarzyszenia może być każda osoba fizyczna lub prawna, która spełni wszystkie poniższe warunki:</text:p>
          <text:list>
            <text:list-item>
              <text:p text:style-name="P11">złoży deklarację członkowską na piśmie</text:p>
            </text:list-item>
            <text:list-item>
              <text:p text:style-name="P11"><text:soft-page-break/>zadeklaruje pomoc finansową, rzeczową lub merytoryczną w realizacji celów Stowarzyszenia, w formie i wielkości uzgodnionej z Zarządem Stowarzyszenia, potwierdzoną umową.</text:p>
            </text:list-item>
          </text:list>
        </text:list-item>
        <text:list-item>
          <text:p text:style-name="P11">Osoba fizyczna lub prawna staje się członkiem wspierającym stowarzyszenia po zaakceptowaniu pisemnej deklaracji członkowskiej uchwałą Zarządu Stowarzyszenia</text:p>
        </text:list-item>
        <text:list-item>
          <text:p text:style-name="P11">Członkiem Honorowym Stowarzyszenia może być każda osoba fizyczna, która spełni wszystkie poniższe warunki:</text:p>
          <text:list>
            <text:list-item>
              <text:p text:style-name="P11">jest pełnoletnia</text:p>
            </text:list-item>
            <text:list-item>
              <text:p text:style-name="P11">wyrazi pisemną zgodę na nadanie jej w/w tytułu</text:p>
            </text:list-item>
            <text:list-item>
              <text:p text:style-name="P11">wniosła wybitny wkład w działalność i rozwój Stowarzyszenia lub posiada znaczący wkład w dziedzinach zgodnych z celami Stowarzyszenia</text:p>
            </text:list-item>
            <text:list-item>
              <text:p text:style-name="P11">zostanie zgłoszona przez co najmniej 10 członków zwyczajnych Stowarzyszenia lub Zarząd</text:p>
            </text:list-item>
          </text:list>
        </text:list-item>
        <text:list-item>
          <text:p text:style-name="P11">Osoba fizyczna staje się członkiem honorowym stowarzyszenia po zaakceptowaniu wniosku na Walnym Zgromadzeniu Członków</text:p>
        </text:list-item>
        <text:list-item>
          <text:p text:style-name="P11">Członkowie zwyczajni Stowarzyszenia mają prawo:</text:p>
          <text:list>
            <text:list-item>
              <text:p text:style-name="P11">korzystania z dorobku, majątku i wszelkich form działalności Stowarzyszenia</text:p>
            </text:list-item>
            <text:list-item>
              <text:p text:style-name="P11">udziału w zebraniach, wykładach oraz imprezach organizowanych przez Stowarzyszenie</text:p>
            </text:list-item>
            <text:list-item>
              <text:p text:style-name="P11">zgłaszania wniosków dotyczących działalności Stowarzyszenia</text:p>
            </text:list-item>
            <text:list-item>
              <text:p text:style-name="P11">biernego i czynnego uczestniczenia w wyborach do władz Stowarzyszenia</text:p>
            </text:list-item>
          </text:list>
        </text:list-item>
        <text:list-item>
          <text:p text:style-name="P11">Członkowie zwyczajni Stowarzyszenia mają obowiązek:</text:p>
          <text:list>
            <text:list-item>
              <text:p text:style-name="P11">aktywnego udziału w działalności Stowarzyszenia i realizacji jego celów</text:p>
            </text:list-item>
            <text:list-item>
              <text:p text:style-name="P11">przestrzegania statutu i uchwał władz Stowarzyszenia</text:p>
            </text:list-item>
            <text:list-item>
              <text:p text:style-name="P11">regularnego opłacania składek.</text:p>
            </text:list-item>
          </text:list>
        </text:list-item>
        <text:list-item>
          <text:p text:style-name="P11">Członkowie Wspierający Stowarzyszenia mają prawo:</text:p>
          <text:list>
            <text:list-item>
              <text:p text:style-name="P11">korzystania z dorobku, majątku i wszelkich form działalności Stowarzyszenia</text:p>
            </text:list-item>
            <text:list-item>
              <text:p text:style-name="P11">udziału w zebraniach, wykładach oraz imprezach organizowanych przez Stowarzyszenie</text:p>
            </text:list-item>
            <text:list-item>
              <text:p text:style-name="P11">zgłaszania wniosków dotyczących działalności Stowarzyszenia</text:p>
            </text:list-item>
            <text:list-item>
              <text:p text:style-name="P11">brania udziału z głosem doradczym w statutowych władzach Stowarzyszenia</text:p>
            </text:list-item>
          </text:list>
        </text:list-item>
        <text:list-item>
          <text:p text:style-name="P11">Członkowie Wspierający Stowarzyszenia mają obowiązek:</text:p>
          <text:list>
            <text:list-item>
              <text:p text:style-name="P11">aktywnego udziału w działalności Stowarzyszenia i realizacji jego celów</text:p>
            </text:list-item>
            <text:list-item>
              <text:p text:style-name="P11">przestrzegania statutu oraz uchwał władz Stowarzyszenia</text:p>
            </text:list-item>
            <text:list-item>
              <text:p text:style-name="P11">wywiązywania się z zadeklarowanych świadczeń</text:p>
            </text:list-item>
          </text:list>
        </text:list-item>
        <text:list-item>
          <text:p text:style-name="P11">Członkowie Honorowi Stowarzyszenia mają prawo:</text:p>
          <text:list>
            <text:list-item>
              <text:p text:style-name="P11">korzystania z dorobku, majątku i wszelkich form działalności Stowarzyszenia</text:p>
            </text:list-item>
            <text:list-item>
              <text:p text:style-name="P11">udziału w zebraniach, wykładach oraz imprezach organizowanych przez Stowarzyszenie</text:p>
            </text:list-item>
            <text:list-item>
              <text:p text:style-name="P11">zgłaszania wniosków dotyczących działalności Stowarzyszenia</text:p>
            </text:list-item>
            <text:list-item>
              <text:p text:style-name="P11">brania udziału z głosem doradczym w statutowych władzach Stowarzyszenia</text:p>
            </text:list-item>
          </text:list>
        </text:list-item>
        <text:list-item>
          <text:p text:style-name="P11">Członkowie Honorowi Stowarzyszenia mają obowiązek:</text:p>
          <text:list>
            <text:list-item>
              <text:p text:style-name="P11">przestrzegania statutu oraz uchwał władz Stowarzyszenia</text:p>
            </text:list-item>
          </text:list>
        </text:list-item>
        <text:list-item>
          <text:p text:style-name="P11">Członkowie Wspierający i Honorowi Stowarzyszenia są zwolnieni ze składek członkowskich</text:p>
        </text:list-item>
        <text:list-item>
          <text:p text:style-name="P11">Członkowie Wspierający i Honorowi Stowarzyszenia nie posiadają biernego i czynnego prawa wyborczego we władzach Stowarzyszania</text:p>
        </text:list-item>
        <text:list-item>
          <text:p text:style-name="P11">Różnych rodzajów Członkostw nie można łączyć</text:p>
        </text:list-item>
        <text:list-item>
          <text:p text:style-name="P11">Utrata członkostwa następuje na skutek:</text:p>
          <text:list>
            <text:list-item>
              <text:p text:style-name="P11">pisemnej rezygnacji złożonej na ręce Zarządu</text:p>
            </text:list-item>
            <text:list-item>
              <text:p text:style-name="P11">wykluczenia z grona Członków przez Zarząd z powodu:</text:p>
              <text:list>
                <text:list-item>
                  <text:p text:style-name="P11">łamania statutu lub nieprzestrzegania uchwał władz Stowarzyszenia</text:p>
                </text:list-item>
                <text:list-item>
                  <text:p text:style-name="P11">unikania lub notorycznego braku udziału w pracach Stowarzyszenia</text:p>
                </text:list-item>
                <text:list-item>
                  <text:p text:style-name="P11"><text:soft-page-break/>łamania zasad współpracy ze Stowarzyszeniem</text:p>
                </text:list-item>
                <text:list-item>
                  <text:p text:style-name="P11">braku regularnych wpłat składek członkowskich</text:p>
                </text:list-item>
                <text:list-item>
                  <text:p text:style-name="P11">łamania zasad współżycia społecznego</text:p>
                </text:list-item>
                <text:list-item>
                  <text:p text:style-name="P11">działania na szkodę Stowarzyszenia</text:p>
                </text:list-item>
                <text:list-item>
                  <text:p text:style-name="P11">śmierci członka</text:p>
                </text:list-item>
                <text:list-item>
                  <text:p text:style-name="P11">utraty osobowości prawnej przez osoby prawne</text:p>
                </text:list-item>
              </text:list>
            </text:list-item>
            <text:list-item>
              <text:p text:style-name="P11">Utrata członkostwa następuję na podstawie uchwały Zarządu</text:p>
            </text:list-item>
            <text:list-item>
              <text:p text:style-name="P11">Od uchwały Zarządu w sprawie pozbawienia członkostwa zainteresowanemu przysługuje odwołanie do Walnego Zgromadzenia Członków.</text:p>
              <text:list>
                <text:list-item>
                  <text:p text:style-name="P11">Odwołanie powinno zostać przekazane Zarządowi w formie pisemnej w terminie 14 dni od chwili poinformowania zainteresowanego o treści uchwały Zarządu</text:p>
                </text:list-item>
                <text:list-item>
                  <text:p text:style-name="P11">Decyzja Walnego Zgromadzenia Członków jest ostateczna i wchodzi w życie w trybie natychmiastowym</text:p>
                </text:list-item>
              </text:list>
            </text:list-item>
          </text:list>
        </text:list-item>
      </text:list>
      <text:p text:style-name="P5"/>
      <text:p text:style-name="P1">§ IV. WŁADZE</text:p>
      <text:p text:style-name="P5"/>
      <text:list xml:id="list6509875195098611078" text:style-name="L4">
        <text:list-item>
          <text:p text:style-name="P12">Władzami Stowarzyszenia są:</text:p>
          <text:list>
            <text:list-item>
              <text:p text:style-name="P12">Walne Zgromadzenie Członków</text:p>
            </text:list-item>
            <text:list-item>
              <text:p text:style-name="P12">Zarząd</text:p>
            </text:list-item>
            <text:list-item>
              <text:p text:style-name="P9">Komisja Rewizyjna</text:p>
            </text:list-item>
          </text:list>
        </text:list-item>
        <text:list-item>
          <text:p text:style-name="P9">Wybieralnymi władzami Stowarzyszenia są:</text:p>
          <text:list>
            <text:list-item>
              <text:p text:style-name="P9">Zarząd</text:p>
            </text:list-item>
            <text:list-item>
              <text:p text:style-name="P9">Komisja Rewizyjna</text:p>
            </text:list-item>
          </text:list>
        </text:list-item>
        <text:list-item>
          <text:p text:style-name="P9">Kadencja wszystkich władz wybieralnych Stowarzyszenia trwa rok</text:p>
        </text:list-item>
        <text:list-item>
          <text:p text:style-name="P9">Uchwały wszystkich władz Stowarzyszenia zapadają zwykłą większością głosów przy obecności co najmniej połowy członków uprawnionych do głosowania, stanowiących kworum, chyba że dalsze postanowienia statutu stanowią inaczej</text:p>
        </text:list-item>
        <text:list-item>
          <text:p text:style-name="P9"><text:s/>Uchwały o wyborze i odwoływaniu władz stowarzyszenia, zmianach statutu oraz rozwiązania stowarzyszenia zapadają większością 2/3 <text:s/>uprawnionych do głosowania, przy obecności co najmniej ½ członków zwyczajnych Stowarzyszania</text:p>
        </text:list-item>
        <text:list-item>
          <text:p text:style-name="P9">Uchwały wszystkich władz Stowarzyszenia zapadają w trybie głosowania jawnego. Na wniosek co najmniej jednego uczestnika zebrania, będącego członkiem zwyczajnym, w trybie głosowania tajnego</text:p>
        </text:list-item>
        <text:list-item>
          <text:p text:style-name="P12">Walne Zgromadzenie Członków jest najwyższą władzą Stowarzyszenia. Jego zadaniami są:</text:p>
          <text:list>
            <text:list-item>
              <text:p text:style-name="P12">określenie głównych kierunków działania i rozwoju Stowarzyszenia</text:p>
            </text:list-item>
            <text:list-item>
              <text:p text:style-name="P12">uchwalanie zmian statutu</text:p>
            </text:list-item>
            <text:list-item>
              <text:p text:style-name="P12">uchwalanie budżetu</text:p>
            </text:list-item>
            <text:list-item>
              <text:p text:style-name="P12">wybór i odwoływanie wybieralnych władz Stowarzyszenia, <text:span text:style-name="T2">a także ich pojedynczych członków</text:span></text:p>
            </text:list-item>
            <text:list-item>
              <text:p text:style-name="P12">udzielanie Zarządowi absolutorium na wniosek Komisji Rewizyjnej</text:p>
            </text:list-item>
            <text:list-item>
              <text:p text:style-name="P12">ustalanie wysokości i sposobu uiszczania składek członkowskich oraz <text:s/><text:span text:style-name="T2">innych świadczeń na rzecz Stowarzyszenia</text:span></text:p>
            </text:list-item>
            <text:list-item>
              <text:p text:style-name="P12">rozpatrywanie i zatwierdzanie sprawozdań władz Stowarzyszenia</text:p>
            </text:list-item>
            <text:list-item>
              <text:p text:style-name="P12">rozpatrywanie wniosków i postulatów zgłoszonych przez członków Stowarzyszenia lub jego władze</text:p>
            </text:list-item>
            <text:list-item>
              <text:p text:style-name="P12">rozpatrywanie odwołań od uchwał Zarządu</text:p>
            </text:list-item>
            <text:list-item>
              <text:p text:style-name="P12">podejmowanie uchwały o rozwiązaniu Stowarzyszenia i przeznaczeniu jego majątku</text:p>
            </text:list-item>
            <text:list-item>
              <text:p text:style-name="P12">podejmowanie uchwał w każdej sprawie wniesionej pod obrady, we wszystkich sprawach nie zastrzeżonych do kompetencji innych władz Stowarzyszenia</text:p>
            </text:list-item>
            <text:list-item>
              <text:p text:style-name="P12">W Walnym <text:s/>Zgromadzeniu Członków biorą udział:</text:p>
              <text:list>
                <text:list-item>
                  <text:p text:style-name="P12">z głosem stanowiącym – członkowie zwyczajni</text:p>
                </text:list-item>
                <text:list-item>
                  <text:p text:style-name="P9"><text:soft-page-break/>z głosem doradczym – członkowie wspierający, członkowie honorowi oraz zaproszeni goście</text:p>
                </text:list-item>
              </text:list>
            </text:list-item>
            <text:list-item>
              <text:p text:style-name="P9">Walne Zgromadzenie Członków może być zwyczajne i nadzwyczajne</text:p>
            </text:list-item>
            <text:list-item>
              <text:p text:style-name="P9">Walne Zgromadzenie Członków zwyczajne jest zwoływane nie rzadziej niż raz na rok</text:p>
            </text:list-item>
            <text:list-item>
              <text:p text:style-name="P9">Walne Zgromadzenie Członków zwyczajne jest zwoływane przez Zarząd i odbywa się w siedzibie Stowarzyszania</text:p>
            </text:list-item>
          </text:list>
        </text:list-item>
        <text:list-item>
          <text:p text:style-name="P12">Dla zwołania zwyczajnego Walnego Zgromadzenia Członków Zarząd podaje się dwa terminy. Jeśli w pierwszym terminie nie zbierze się kworum Walne Zgromadzenie Członków odbywa się w drugim terminie</text:p>
          <text:list>
            <text:list-item>
              <text:p text:style-name="P9">Termin obrad Zarząd podaje do wiadomości wszystkich członków co najmniej 14 dni przed pierwszym terminem zebrania. </text:p>
            </text:list-item>
            <text:list-item>
              <text:p text:style-name="P12">Aby Walne Zgromadzenie Członków mogło się rozpocząć, w pierwszym terminie wymagane jest kworum, czyli obecność co najmniej połowy ogólnej liczby zwyczajnych członków Stowarzyszenia. </text:p>
            </text:list-item>
            <text:list-item>
              <text:p text:style-name="P12">W drugim terminie kworum nie jest wymagane.</text:p>
            </text:list-item>
            <text:list-item>
              <text:p text:style-name="P12"><text:span text:style-name="T1">Oba terminy Walnego Zgromadzenia Członków nie mogą być odległe od siebie bardziej niż 14 dni kalendarzowych</text:span> </text:p>
            </text:list-item>
          </text:list>
        </text:list-item>
        <text:list-item>
          <text:p text:style-name="P12">Walne Zgromadzenie Członków nadzwyczajne może się odbyć w każdym czasie</text:p>
        </text:list-item>
        <text:list-item>
          <text:p text:style-name="P12">Walne Zgromadzenie nadzwyczajne obraduje nad sprawami, dla których zostało zwołane</text:p>
        </text:list-item>
        <text:list-item>
          <text:p text:style-name="P12">Walne Zgromadzenie Członków nadzwyczajne jest zwoływane:</text:p>
          <text:list>
            <text:list-item>
              <text:p text:style-name="P12">przez Zarząd</text:p>
            </text:list-item>
            <text:list-item>
              <text:p text:style-name="P12">na wniosek Komisji Rewizyjnej</text:p>
            </text:list-item>
            <text:list-item>
              <text:p text:style-name="P12">na pisemny wniosek co najmniej 1/3 ogólnej liczby członków zwyczajnych Stowarzyszenia, złożony na ręce Zarządu</text:p>
              <text:list>
                <text:list-item>
                  <text:p text:style-name="P12">Zarząd zobowiązany jest w ciągu 7 dni od otrzymania wniosku podjąć uchwałę o zwołaniu nadzwyczajnego Walnego Zgromadzenia</text:p>
                </text:list-item>
              </text:list>
            </text:list-item>
          </text:list>
        </text:list-item>
        <text:list-item>
          <text:p text:style-name="P12">Dla zwołania nadzwyczajnego Walnego Zgromadzenia Członków wnioskujący podaje się dwa terminy. Jeśli w pierwszym terminie nie zbierze się kworum Walne Zgromadzenie Członków odbywa się w drugim terminie</text:p>
          <text:list>
            <text:list-item>
              <text:p text:style-name="P9">Termin obrad podaje Zarząd do wiadomości wszystkich członków co najmniej 7 dni przed pierwszym terminem zebrania. </text:p>
            </text:list-item>
            <text:list-item>
              <text:p text:style-name="P12">Aby Walne Zgromadzenie Członków nadzwyczajne mogło się rozpocząć, w pierwszym terminie wymagane jest kworum, czyli obecność co najmniej połowy ogólnej liczby zwyczajnych członków Stowarzyszenia. </text:p>
            </text:list-item>
            <text:list-item>
              <text:p text:style-name="P12">W drugim terminie kworum nie jest wymagane.</text:p>
            </text:list-item>
            <text:list-item>
              <text:p text:style-name="P12"><text:span text:style-name="T1">Oba terminy Walnego Zgromadzenia Członków nadzwyczajnego nie mogą być odległe od siebie bardziej niż 7 dni kalendarzowych</text:span> </text:p>
            </text:list-item>
          </text:list>
        </text:list-item>
        <text:list-item>
          <text:p text:style-name="P12">Zarząd jest powołany do kierowania całą działalnością Stowarzyszenia zgodnie z uchwałami Walnego Zgromadzenia Członków</text:p>
        </text:list-item>
        <text:list-item>
          <text:p text:style-name="P12">W skład Zarządu wchodzi 3 równorzędnych członków</text:p>
        </text:list-item>
        <text:list-item>
          <text:p text:style-name="P12">Do kompetencji Zarządu należą:</text:p>
          <text:list>
            <text:list-item>
              <text:p text:style-name="P12">realizacja celów Stowarzyszenia</text:p>
            </text:list-item>
            <text:list-item>
              <text:p text:style-name="P12">wykonywanie uchwał Walnego Zgromadzenia Członków</text:p>
            </text:list-item>
            <text:list-item>
              <text:p text:style-name="P12">sporządzanie planów pracy i budżetu</text:p>
            </text:list-item>
            <text:list-item>
              <text:p text:style-name="P12">sprawowanie zarządu nad majątkiem Stowarzyszenia</text:p>
            </text:list-item>
            <text:list-item>
              <text:p text:style-name="P12">podejmowanie uchwał o zarządzania majątkiem Stowarzyszenia</text:p>
            </text:list-item>
            <text:list-item>
              <text:p text:style-name="P13">reprezentowanie Stowarzyszenia na zewnątrz</text:p>
            </text:list-item>
            <text:list-item>
              <text:p text:style-name="P12">zwoływanie Walnego Zgromadzenia Członków</text:p>
            </text:list-item>
            <text:list-item>
              <text:p text:style-name="P12">przyjmowanie i skreślanie członków</text:p>
            </text:list-item>
            <text:list-item>
              <text:p text:style-name="P12">składanie sprawozdań ze swojej działalności na Walnym Zgromadzeniu Członków</text:p>
            </text:list-item>
            <text:list-item>
              <text:p text:style-name="P12">sporządzanie rocznego sprawozdania finansowego</text:p>
            </text:list-item>
          </text:list>
        </text:list-item>
        <text:list-item>
          <text:p text:style-name="P12">Posiedzenia Zarządu odbywają się w miarę potrzeb, nie rzadziej jednak niż raz na rok</text:p>
        </text:list-item>
        <text:list-item>
          <text:p text:style-name="P12"><text:soft-page-break/>Posiedzenia Zarządu zwołuje:</text:p>
          <text:list>
            <text:list-item>
              <text:p text:style-name="P12">dwóch członków zarządu działających łącznie</text:p>
            </text:list-item>
            <text:list-item>
              <text:p text:style-name="P12">Komisja Rewizyjna</text:p>
            </text:list-item>
          </text:list>
        </text:list-item>
        <text:list-item>
          <text:p text:style-name="P12">Komisja Rewizyjna powoływana jest do sprawowania kontroli nad działalnością Stowarzyszenia</text:p>
        </text:list-item>
        <text:list-item>
          <text:p text:style-name="P12">Komisja Rewizyjna składa się z 3 równorzędnych członków</text:p>
        </text:list-item>
        <text:list-item>
          <text:p text:style-name="P12">Do kompetencji Komisji Rewizyjnej należy:</text:p>
          <text:list>
            <text:list-item>
              <text:p text:style-name="P12">kontrolowanie działalności Zarządu</text:p>
            </text:list-item>
            <text:list-item>
              <text:p text:style-name="P12">składanie wniosków z kontroli na Walnym Zgromadzeniu Członków</text:p>
            </text:list-item>
            <text:list-item>
              <text:p text:style-name="P12">prawo wystąpienia z wnioskiem o zwołanie Walnego Zgromadzenia Członków oraz zebrania Zarządu</text:p>
            </text:list-item>
            <text:list-item>
              <text:p text:style-name="P12">składanie wniosków o absolutorium dla Zarządu Stowarzyszenia</text:p>
            </text:list-item>
            <text:list-item>
              <text:p text:style-name="P12">składanie sprawozdań ze swojej działalności na Walnym Zgromadzeniu Członków</text:p>
            </text:list-item>
            <text:list-item>
              <text:p text:style-name="P12">zatwierdzanie rocznego sprawozdania finansowego</text:p>
            </text:list-item>
          </text:list>
        </text:list-item>
        <text:list-item>
          <text:p text:style-name="P12">W razie gdy skład władz Stowarzyszenia ulegnie zmniejszeniu w czasie trwania kadencji uzupełnienie ich składu może nastąpić w drodze kooptacji, której dokonują pozostali członkowie organu, który uległ zmniejszeniu. W tym trybie można powołać nie więcej niż połowę składu organu. Kadencja dokooptowanego członka organu kończy się wraz z kadencją całego organu</text:p>
        </text:list-item>
      </text:list>
      <text:p text:style-name="P5"/>
      <text:p text:style-name="P1">§ V. MAJĄTEK I FUNDUSZE</text:p>
      <text:p text:style-name="P5"/>
      <text:list xml:id="list2413948999142103938" text:style-name="L5">
        <text:list-item>
          <text:p text:style-name="P14">Majątek Stowarzyszenia powstaje z</text:p>
          <text:list>
            <text:list-item>
              <text:p text:style-name="P14">składek członkowskich</text:p>
            </text:list-item>
            <text:list-item>
              <text:p text:style-name="P14">subwencji, darowizn, spadków i zapisów</text:p>
            </text:list-item>
            <text:list-item>
              <text:p text:style-name="P14">wpływów z odpłatnej działalności statutowej</text:p>
            </text:list-item>
            <text:list-item>
              <text:p text:style-name="P14">wpływów z ofiarności publicznej</text:p>
            </text:list-item>
            <text:list-item>
              <text:p text:style-name="P14">dochodów z majątku, odsetek oraz kapitału</text:p>
            </text:list-item>
            <text:list-item>
              <text:p text:style-name="P14">dotacji</text:p>
            </text:list-item>
            <text:list-item>
              <text:p text:style-name="P14">wpływów z loterii, aukcji i sponsoringu</text:p>
            </text:list-item>
            <text:list-item>
              <text:p text:style-name="P14">zbiórek publicznych</text:p>
            </text:list-item>
          </text:list>
        </text:list-item>
        <text:list-item>
          <text:p text:style-name="P14">Stowarzyszenie prowadzi gospodarkę finansową zgodnie z obowiązującymi przepisami.</text:p>
        </text:list-item>
        <text:list-item>
          <text:p text:style-name="P14">Organem kompetentnym w zakresie zarządzania majątkiem Stowarzyszenia jest Zarząd.</text:p>
        </text:list-item>
        <text:list-item>
          <text:p text:style-name="P14">Zarząd zobowiązany jest dołożyć wszelkich starań w celu utrzymania zapasu środków na kontach Stowarzyszenia wystarczającego na pokrycie stałych zobowiązań Stowarzyszenia przez okres co najmniej dwóch miesięcy</text:p>
        </text:list-item>
        <text:list-item>
          <text:p text:style-name="P14">Do zawierania umów, zwłaszcza w sprawach majątkowych i niemajątkowych, udzielania pełnomocnictwa i składania innych oświadczeń woli, w szczególności w sprawach majątkowych upoważnieni są:</text:p>
          <text:list>
            <text:list-item>
              <text:p text:style-name="P14">dwóch członków Zarządu działających łącznie</text:p>
            </text:list-item>
            <text:list-item>
              <text:p text:style-name="P14">każdy członek zarządu działający samodzielnie, jeżeli wysokość podejmowanego zobowiązania nie przekracza 100 PLN</text:p>
            </text:list-item>
          </text:list>
        </text:list-item>
      </text:list>
      <text:p text:style-name="P5"/>
      <text:p text:style-name="P5"/>
      <text:p text:style-name="P3">§ VI. POSTANOWINIE KOŃCOWE</text:p>
      <text:p text:style-name="P4"/>
      <text:list xml:id="list3072250473840296581" text:style-name="L6">
        <text:list-item>
          <text:p text:style-name="P15">W sprawach nie uregulowanych w niniejszym statucie zastosowanie mają przepisy ustawy Prawo o Stowarzyszeniach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7:42:35</meta:creation-date>
    <dc:date>2013-05-18T16:47:26</dc:date>
    <meta:editing-duration>PT4H48M8S</meta:editing-duration>
    <meta:editing-cycles>27</meta:editing-cycles>
    <meta:generator>LibreOffice/4.0.2.2$Linux_X86_64 LibreOffice_project/400m0$Build-2</meta:generator>
    <dc:description>Jak ktoś to przeczyta, to niech napisze do Marqin na IRC.
he he he
Ktoś to czyta?</dc:description>
    <meta:document-statistic meta:table-count="0" meta:image-count="0" meta:object-count="0" meta:page-count="5" meta:paragraph-count="173" meta:word-count="1742" meta:character-count="13745" meta:non-whitespace-character-count="11988"/>
  </office:meta>
</office:document-meta>
</file>